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iginHandshakeInterceptor.beforeHandshake( ServerHttpRequest request , ServerHttpResponse response , WebSocketHandler wsHandler , Map &lt; String , Object &gt;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riginHandshakeInterceptor.OriginHandshakeInterceptor( Collection &lt; String &gt; allowedOrig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inHandshakeInterceptor.afterHandshake( ServerHttpRequest request , ServerHttpResponse response , WebSocketHandler wsHandler , @ Nullable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iginHandshakeInterceptor.getAllowedOrigi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iginHandshakeInterceptor.setAllowedOriginPatterns( Collection &lt; String &gt; allowedOrigin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iginHandshakeInterceptor.setAllowedOrigins( Collection &lt; String &gt; allowedOrig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iginHandshakeInterceptor.OriginHandshak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iginHandshakeInterceptor.getAllowedOriginPatter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